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AR" officeooo:rsid="000eca82" officeooo:paragraph-rsid="00122a64"/>
    </style:style>
    <style:style style:name="P2" style:family="paragraph" style:parent-style-name="Standard">
      <style:paragraph-properties fo:line-height="150%" fo:text-align="justify" style:justify-single-word="false"/>
      <style:text-properties fo:language="es" fo:country="ES" style:text-underline-style="none" fo:font-weight="normal" officeooo:rsid="00132e1c" officeooo:paragraph-rsid="001b17f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22a64"/>
    </style:style>
    <style:style style:name="P4" style:family="paragraph" style:parent-style-name="Standard">
      <style:paragraph-properties fo:text-align="start" style:justify-single-word="false"/>
      <style:text-properties fo:font-style="normal" officeooo:paragraph-rsid="00122a64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2df5e0" officeooo:paragraph-rsid="002df5e0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e0292" officeooo:paragraph-rsid="002e0292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officeooo:rsid="003184e9" officeooo:paragraph-rsid="003184e9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rsid="00337dd3" officeooo:paragraph-rsid="00337dd3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rsid="0033b2f8" officeooo:paragraph-rsid="0033b2f8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35a719" officeooo:paragraph-rsid="0035a719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officeooo:rsid="003771fb" officeooo:paragraph-rsid="003771fb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392750" officeooo:paragraph-rsid="00392750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3a836e" officeooo:paragraph-rsid="003a836e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3b06ab" officeooo:paragraph-rsid="003b06ab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3c4949" officeooo:paragraph-rsid="003c494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3f4ec3" officeooo:paragraph-rsid="003f4ec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40e732" officeooo:paragraph-rsid="0040e732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tyle="normal" officeooo:rsid="00417cdd" officeooo:paragraph-rsid="00417cdd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officeooo:rsid="004404fa" officeooo:paragraph-rsid="004404fa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language="es" fo:country="AR" officeooo:rsid="000eca82" officeooo:paragraph-rsid="00122a64"/>
    </style:style>
    <style:style style:name="T1" style:family="text">
      <style:text-properties fo:language="es" fo:country="ES" style:text-underline-style="none" fo:font-weight="normal" style:font-weight-asian="normal" style:font-weight-complex="normal"/>
    </style:style>
    <style:style style:name="T2" style:family="text">
      <style:text-properties fo:language="es" fo:country="ES" style:text-underline-style="none" fo:font-weight="normal" officeooo:rsid="002df5e0" style:font-weight-asian="normal" style:font-weight-complex="normal"/>
    </style:style>
    <style:style style:name="T3" style:family="text">
      <style:text-properties fo:language="es" fo:country="ES" style:text-underline-style="none" fo:font-weight="normal" officeooo:rsid="0030139e" style:font-weight-asian="normal" style:font-weight-complex="normal"/>
    </style:style>
    <style:style style:name="T4" style:family="text">
      <style:text-properties fo:language="es" fo:country="ES" style:text-underline-style="none" fo:font-weight="normal" officeooo:rsid="00328b54" style:font-weight-asian="normal" style:font-weight-complex="normal"/>
    </style:style>
    <style:style style:name="T5" style:family="text">
      <style:text-properties fo:language="es" fo:country="ES" style:text-underline-style="none" fo:font-weight="normal" officeooo:rsid="003dd1dd" style:font-weight-asian="normal" style:font-weight-complex="normal"/>
    </style:style>
    <style:style style:name="T6" style:family="text">
      <style:text-properties fo:language="es" fo:country="ES" style:text-underline-style="none" fo:font-weight="normal" officeooo:rsid="0040e732" style:font-weight-asian="normal" style:font-weight-complex="normal"/>
    </style:style>
    <style:style style:name="T7" style:family="text">
      <style:text-properties fo:language="es" fo:country="ES" style:text-underline-style="none" fo:font-weight="normal" officeooo:rsid="00417cdd" style:font-weight-asian="normal" style:font-weight-complex="normal"/>
    </style:style>
    <style:style style:name="T8" style:family="text">
      <style:text-properties fo:language="es" fo:country="ES" style:text-underline-style="none" fo:font-weight="normal" officeooo:rsid="00437a77" style:font-weight-asian="normal" style:font-weight-complex="normal"/>
    </style:style>
    <style:style style:name="T9" style:family="text">
      <style:text-properties fo:language="es" fo:country="ES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language="es" fo:country="ES" fo:font-style="italic" style:text-underline-style="none" fo:font-weight="normal" officeooo:rsid="002df5e0" style:font-style-asian="italic" style:font-weight-asian="normal" style:font-style-complex="italic" style:font-weight-complex="normal"/>
    </style:style>
    <style:style style:name="T11" style:family="text">
      <style:text-properties fo:language="es" fo:country="AR" style:text-underline-style="none" fo:font-weight="bold" officeooo:rsid="000eca82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uela Metropolitana de Arte Dramático</text:p>
      <text:p text:style-name="P1">Filosofía II (turno vespertino)</text:p>
      <text:p text:style-name="P1">1er cuatrimestre 2020</text:p>
      <text:p text:style-name="P1">Profa. Natalia Zorrilla</text:p>
      <text:p text:style-name="P1"/>
      <text:p text:style-name="P1"/>
      <text:p text:style-name="P1"/>
      <text:p text:style-name="P3"><text:span text:style-name="T11">Punteo temático de <text:line-break/></text:span><text:span text:style-name="T10">Nietzsche: Sobre verdad y mentira en sentido extramoral</text:span></text:p>
      <text:p text:style-name="P3"><text:span text:style-name="T10"/></text:p>
      <text:p text:style-name="P3"><text:span text:style-name="T10"/></text:p>
      <text:p text:style-name="P5"><text:span text:style-name="T1">Situación del ser humano en la </text:span><text:span text:style-name="T7">N</text:span><text:span text:style-name="T1">aturaleza; perspectiva de su finitud. </text:span></text:p>
      <text:p text:style-name="P5"><text:span text:style-name="T1"/></text:p>
      <text:p text:style-name="P6"><text:span text:style-name="T1">E</text:span><text:span text:style-name="T3">l orgullo humano. El intelecto humano ¿facultad cognitiva o práctica?</text:span></text:p>
      <text:p text:style-name="P6"><text:span text:style-name="T3"/></text:p>
      <text:p text:style-name="P7"><text:span text:style-name="T4">Humano, demasiado humano: e</text:span><text:span text:style-name="T1">l fingimiento como habilidad de supervivencia.</text:span></text:p>
      <text:p text:style-name="P7"><text:span text:style-name="T1"/></text:p>
      <text:p text:style-name="P8"><text:span text:style-name="T1">La “funesta curiosidad”, el impulso hacia la verdad y la necesidad de la paz: lo verdadero como fruto de un pacto.</text:span></text:p>
      <text:p text:style-name="P8"><text:span text:style-name="T1"/></text:p>
      <text:p text:style-name="P9"><text:span text:style-name="T1">La materialidad del lenguaje.</text:span></text:p>
      <text:p text:style-name="P9"><text:span text:style-name="T1"/></text:p>
      <text:p text:style-name="P10"><text:span text:style-name="T1">Las cosas en sí mismas y nuestras expresiones (“metáforas”) acerca de ellas.</text:span></text:p>
      <text:p text:style-name="P10"><text:span text:style-name="T1"/></text:p>
      <text:p text:style-name="P11"><text:span text:style-name="T1">De los casos y las experiencias a la generalidad y a la cualidad oculta (</text:span><text:span text:style-name="T9">qualitas occulta</text:span><text:span text:style-name="T1">).</text:span></text:p>
      <text:p text:style-name="P4"><text:span text:style-name="T2"/></text:p>
      <text:p text:style-name="P12"><text:span text:style-name="T2">U</text:span><text:span text:style-name="T1">na Naturaleza inaccesible y nuestras propias proyecciones “antropomórficas y dogmáticas”.</text:span></text:p>
      <text:p text:style-name="P12"><text:span text:style-name="T1"/></text:p>
      <text:p text:style-name="P13"><text:span text:style-name="T1">¿Qué es la verdad?</text:span></text:p>
      <text:p text:style-name="P13"><text:span text:style-name="T1"/></text:p>
      <text:p text:style-name="P14"><text:span text:style-name="T1">Veraces y mentirosos/as: una distinción social.</text:span></text:p>
      <text:p text:style-name="P14"><text:span text:style-name="T1"/></text:p>
      <text:p text:style-name="P15"><text:span text:style-name="T1">De las figuras </text:span><text:span text:style-name="T6">y las masas de imágenes</text:span><text:span text:style-name="T1"> al concepto </text:span><text:span text:style-name="T5">a las jerarquías</text:span><text:span text:style-name="T1">: el ser humano como ser racional.</text:span></text:p>
      <text:p text:style-name="P15"><text:span text:style-name="T1"/></text:p>
      <text:p text:style-name="P16"><text:span text:style-name="T1">El concepto como residuo de una metáfora.</text:span></text:p>
      <text:p text:style-name="P16"><text:span text:style-name="T1"/></text:p>
      <text:p text:style-name="P17"><text:span text:style-name="T1">El olvido del ser humano (respecto de sí mismo) como sujeto artísticamente creador.</text:span></text:p>
      <text:p text:style-name="P17"><text:span text:style-name="T1"/></text:p>
      <text:p text:style-name="P18"><text:span text:style-name="T1">Las relaciones y las leyes de la Naturaleza. </text:span><text:span text:style-name="T8">Las regularidades, las sucesiones; el tiempo y el espacio, el número.</text:span></text:p>
      <text:p text:style-name="P18"><text:span text:style-name="T8"/></text:p>
      <text:p text:style-name="P19"><text:span text:style-name="T8">L</text:span><text:span text:style-name="T1">a rígida fortaleza de los conceptos y el impulso (artístico) creativo-constructivo del ser humano.</text:span></text:p>
      <text:p text:style-name="P19"><text:span text:style-name="T1"/></text:p>
      <text:p text:style-name="P19"><text:span text:style-name="T1">El intelecto sobreviviente y el intelecto liberado.</text:span></text:p>
      <text:p text:style-name="P19"><text:span text:style-name="T1"/></text:p>
      <text:p text:style-name="P19"><text:span text:style-name="T1">El ser humano racional y el ser humano intuitivo.</text:span></text:p>
      <text:p text:style-name="P19"><text:span text:style-name="T1"/></text:p>
      <text:p text:style-name="P19"><text:span text:style-name="T1"/></text:p>
      <text:p text:style-name="P19"><text:span text:style-name="T1">Nietzsche, Friedrich. 1996. </text:span><text:span text:style-name="T9">Sobre verdad y mentira en sentido extramoral</text:span><text:span text:style-name="T1">, Madrid, Tecnos.</text:span></text:p>
      <text:p text:style-name="P16"><text:span text:style-name="T1"/></text:p>
      <text:p text:style-name="P16"><text:span text:style-name="T1"/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0-05-13T11:29:23.020229299</meta:creation-date>
    <dc:date>2020-05-13T15:10:49.984540561</dc:date>
    <dc:creator>Author </dc:creator>
    <meta:editing-duration>PT3H6M49S</meta:editing-duration>
    <meta:editing-cycles>49</meta:editing-cycles>
    <meta:generator>LibreOffice/6.2.4.2$Linux_X86_64 LibreOffice_project/2412653d852ce75f65fbfa83fb7e7b669a126d64</meta:generator>
    <meta:document-statistic meta:table-count="0" meta:image-count="0" meta:object-count="0" meta:page-count="2" meta:paragraph-count="23" meta:word-count="229" meta:character-count="1494" meta:non-whitespace-character-count="1286"/>
  </office:meta>
</office:document-meta>
</file>